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VENDEUR" :</text:p>
      <text:p text:style-name="Preformatted_20_Text"/>
      <text:p text:style-name="Preformatted_20_Text">id_vendeur (clé primaire)</text:p>
      <text:p text:style-name="Preformatted_20_Text">nom</text:p>
      <text:p text:style-name="Preformatted_20_Text">login</text:p>
      <text:p text:style-name="Preformatted_20_Text">mot_de_passe</text:p>
      <text:p text:style-name="Preformatted_20_Text"/>
      <text:p text:style-name="Preformatted_20_Text"/>
      <text:p text:style-name="P1">"PRODUITS" :</text:p>
      <text:p text:style-name="Preformatted_20_Text"/>
      <text:p text:style-name="Preformatted_20_Text">id_produit (clé primaire)</text:p>
      <text:p text:style-name="Preformatted_20_Text">nom_produit</text:p>
      <text:p text:style-name="Preformatted_20_Text">prix_hors_taxe</text:p>
      <text:p text:style-name="Preformatted_20_Text">stock</text:p>
      <text:p text:style-name="Preformatted_20_Text"/>
      <text:p text:style-name="Preformatted_20_Text"/>
      <text:p text:style-name="P1">"VENTES" :</text:p>
      <text:p text:style-name="Preformatted_20_Text"/>
      <text:p text:style-name="Preformatted_20_Text">id_vente (clé primaire)</text:p>
      <text:p text:style-name="Preformatted_20_Text">id_vendeur (clé étrangère référençant la table VENDEUR)</text:p>
      <text:p text:style-name="Preformatted_20_Text">date_vente</text:p>
      <text:p text:style-name="Preformatted_20_Text">montant_total</text:p>
      <text:p text:style-name="Preformatted_20_Text"/>
      <text:p text:style-name="P1">"LIGNE_VENTE" :</text:p>
      <text:p text:style-name="Preformatted_20_Text"/>
      <text:p text:style-name="Preformatted_20_Text">id_ligne (clé primaire)</text:p>
      <text:p text:style-name="Preformatted_20_Text">id_vente (clé étrangère référençant la table VENTES)</text:p>
      <text:p text:style-name="Preformatted_20_Text">id_produit (clé étrangère référençant la table PRODUITS)</text:p>
      <text:p text:style-name="Preformatted_20_Text">quantite</text:p>
      <text:p text:style-name="Preformatted_20_Text">prix_unitaire</text:p>
      <text:p text:style-name="Preformatted_20_Text"/>
      <text:p text:style-name="Preformatted_20_Text"/>
      <text:p text:style-name="P1">"INVENTAIRE" :</text:p>
      <text:p text:style-name="Preformatted_20_Text"/>
      <text:p text:style-name="Preformatted_20_Text">id_inventaire (clé primaire)</text:p>
      <text:p text:style-name="Preformatted_20_Text">id_produit (clé étrangère référençant la table PRODUITS)</text:p>
      <text:p text:style-name="Preformatted_20_Text">date_operation</text:p>
      <text:p text:style-name="Preformatted_20_Text">code_operation (vente, vente_annulee, entree_stock, jete, retire)</text:p>
      <text:p text:style-name="Preformatted_20_Text">mouvement_stock (fabrique, mis_en_vitrine, retire)</text:p>
      <text:p text:style-name="Preformatted_20_Text">quantit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pan text:style-name="T1">Ajustements :</text:span> </text:p>
      <text:p text:style-name="Preformatted_20_Text"/>
      <text:p text:style-name="Preformatted_20_Text">les clés étrangères sont utilisées pour établir des relations entre les tables, garantissant ainsi l'intégrité référentielle. </text:p>
      <text:p text:style-name="Preformatted_20_Text"/>
      <text:p text:style-name="Preformatted_20_Text">Les tables VENTES et INVENTAIRE sont liées aux tables VENDEUR et PRODUITS respectivement, facilitant ainsi l'organisation des données. </text:p>
      <text:p text:style-name="Preformatted_20_Text"/>
      <text:p text:style-name="Preformatted_20_Text">On pourra également ajouter des contraintes d'intégrité référentielle pour renforcer la qualité des donné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12:36:06.573923001</dc:date>
    <meta:editing-duration>PT1M29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32" meta:word-count="125" meta:character-count="1019" meta:non-whitespace-character-count="923"/>
  </office:meta>
</office:document-meta>
</file>